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B000001E27C61E507D9C4A7E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a7f7" officeooo:paragraph-rsid="0019a7f7"/>
    </style:style>
    <style:style style:name="P2" style:family="paragraph" style:parent-style-name="Text_20_body">
      <style:text-properties style:text-position="0% 100%" fo:font-size="12pt" fo:font-weight="normal" officeooo:rsid="0019dd30" officeooo:paragraph-rsid="0019dd30" style:font-size-asian="10.5pt" style:font-weight-asian="normal" style:font-size-complex="12pt" style:font-weight-complex="normal"/>
    </style:style>
    <style:style style:name="P3" style:family="paragraph" style:parent-style-name="Text_20_body">
      <style:text-properties style:text-position="0% 100%" fo:font-size="10pt" fo:font-weight="normal" officeooo:rsid="0019dd30" officeooo:paragraph-rsid="0019dd30" style:font-size-asian="10pt" style:font-weight-asian="normal" style:font-size-complex="10pt" style:font-weight-complex="normal"/>
    </style:style>
    <style:style style:name="P4" style:family="paragraph" style:parent-style-name="Text_20_body">
      <style:text-properties style:text-position="0% 100%" fo:font-size="10pt" fo:font-weight="normal" officeooo:rsid="0020b4a0" officeooo:paragraph-rsid="0020b4a0" style:font-size-asian="10pt" style:font-weight-asian="normal" style:font-size-complex="10pt" style:font-weight-complex="normal"/>
    </style:style>
    <style:style style:name="P5" style:family="paragraph" style:parent-style-name="Text_20_body">
      <style:text-properties style:text-position="0% 100%" fo:font-size="10pt" fo:font-weight="normal" officeooo:rsid="002140b7" officeooo:paragraph-rsid="002140b7" style:font-size-asian="10pt" style:font-weight-asian="normal" style:font-size-complex="10pt" style:font-weight-complex="normal"/>
    </style:style>
    <style:style style:name="P6" style:family="paragraph" style:parent-style-name="Text_20_body">
      <style:text-properties style:text-position="0% 100%" fo:font-size="10pt" fo:font-weight="normal" officeooo:rsid="002281e3" officeooo:paragraph-rsid="002281e3" style:font-size-asian="10pt" style:font-weight-asian="normal" style:font-size-complex="10pt" style:font-weight-complex="normal"/>
    </style:style>
    <style:style style:name="P7" style:family="paragraph" style:parent-style-name="Text_20_body">
      <style:text-properties style:text-position="0% 100%" fo:font-size="10pt" fo:font-weight="normal" officeooo:rsid="0024047d" officeooo:paragraph-rsid="0024047d" style:font-size-asian="10pt" style:font-weight-asian="normal" style:font-size-complex="10pt" style:font-weight-complex="normal"/>
    </style:style>
    <style:style style:name="P8" style:family="paragraph" style:parent-style-name="Text_20_body">
      <style:text-properties officeooo:rsid="002281e3" officeooo:paragraph-rsid="00273d51"/>
    </style:style>
    <style:style style:name="P9" style:family="paragraph" style:parent-style-name="Text_20_body">
      <style:text-properties fo:font-size="16pt" fo:font-weight="bold" officeooo:rsid="002281e3" officeooo:paragraph-rsid="00273d51" style:font-size-asian="16pt" style:font-weight-asian="bold" style:font-size-complex="16pt" style:font-weight-complex="bold"/>
    </style:style>
    <style:style style:name="P10" style:family="paragraph" style:parent-style-name="Text_20_body">
      <style:text-properties officeooo:rsid="0027f269" officeooo:paragraph-rsid="0027f269"/>
    </style:style>
    <style:style style:name="P11" style:family="paragraph" style:parent-style-name="Heading_20_2">
      <style:text-properties style:text-position="0% 100%" fo:font-size="12pt" fo:font-weight="normal" officeooo:rsid="0019dd30" officeooo:paragraph-rsid="0019dd30" style:font-size-asian="10.5pt" style:font-weight-asian="normal" style:font-size-complex="12pt" style:font-weight-complex="normal"/>
    </style:style>
    <style:style style:name="P12" style:family="paragraph" style:parent-style-name="Heading_20_2">
      <style:text-properties style:text-position="0% 100%" fo:font-size="10pt" fo:font-weight="normal" officeooo:rsid="0019dd30" officeooo:paragraph-rsid="0019dd30" style:font-size-asian="10pt" style:font-weight-asian="normal" style:font-size-complex="10pt" style:font-weight-complex="normal"/>
    </style:style>
    <style:style style:name="P13" style:family="paragraph" style:parent-style-name="Heading_20_2">
      <style:text-properties fo:font-size="16pt" style:font-size-asian="16pt" style:font-size-complex="16pt"/>
    </style:style>
    <style:style style:name="T1" style:family="text">
      <style:text-properties officeooo:rsid="0019a7f7"/>
    </style:style>
    <style:style style:name="T2" style:family="text">
      <style:text-properties officeooo:rsid="001b8f00"/>
    </style:style>
    <style:style style:name="T3" style:family="text">
      <style:text-properties officeooo:rsid="001b911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140b7" style:font-weight-asian="bold" style:font-weight-complex="bold"/>
    </style:style>
    <style:style style:name="T6" style:family="text">
      <style:text-properties fo:font-weight="bold" officeooo:rsid="0022f4bd" style:font-weight-asian="bold" style:font-weight-complex="bold"/>
    </style:style>
    <style:style style:name="T7" style:family="text">
      <style:text-properties fo:font-weight="bold" officeooo:rsid="00232192" style:font-weight-asian="bold" style:font-weight-complex="bold"/>
    </style:style>
    <style:style style:name="T8" style:family="text">
      <style:text-properties style:text-position="0% 100%" fo:font-size="10pt" fo:font-weight="normal" style:font-size-asian="10pt" style:font-weight-asian="normal" style:font-size-complex="10pt" style:font-weight-complex="normal"/>
    </style:style>
    <style:style style:name="T9" style:family="text">
      <style:text-properties officeooo:rsid="0024047d"/>
    </style:style>
    <style:style style:name="T10" style:family="text">
      <style:text-properties officeooo:rsid="0025b410"/>
    </style:style>
    <style:style style:name="T11" style:family="text">
      <style:text-properties officeooo:rsid="0027127b"/>
    </style:style>
    <style:style style:name="T12" style:family="text">
      <style:text-properties officeooo:rsid="00273d5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2"><text:span text:style-name="T1">J</text:span>ärjestelmän tietosisältö</text:h>
      <text:p text:style-name="Standard"/>
      <text:p text:style-name="Standard"><draw:frame draw:style-name="fr1" draw:name="Image1" text:anchor-type="paragraph" svg:x="-0.131cm" svg:y="0.004cm" svg:width="10.76cm" svg:height="9.082cm" draw:z-index="0"><draw:image xlink:href="Pictures/100002010000023B000001E27C61E507D9C4A7E8.png" xlink:type="simple" xlink:show="embed" xlink:actuate="onLoad"/></draw:frame></text:p>
      <text:p text:style-name="Standard"/>
      <text:p text:style-name="Standard"/>
      <text:p text:style-name="Standard"/>
      <text:p text:style-name="P1"/>
      <text:p text:style-name="P1"/>
      <text:h text:style-name="P11" text:outline-level="2"/>
      <text:h text:style-name="P11" text:outline-level="2"/>
      <text:h text:style-name="P11" text:outline-level="2"/>
      <text:h text:style-name="P11" text:outline-level="2"/>
      <text:h text:style-name="P11" text:outline-level="2"/>
      <text:h text:style-name="P11" text:outline-level="2"/>
      <text:p text:style-name="P2"/>
      <text:h text:style-name="P12" text:outline-level="2">-Tieto<text:span text:style-name="T12">k</text:span>ohde: <text:span text:style-name="T4">Laitos</text:span></text:h>
      <text:p text:style-name="P3"><text:tab/>-<text:span text:style-name="T2">Attribuutit</text:span></text:p>
      <text:p text:style-name="P3"><text:tab/><text:tab/>-<text:span text:style-name="T3">Nimi, merkkijono (max 50 merkkiä), esim: Tietojenkäsittelytiede</text:span></text:p>
      <text:p text:style-name="P4">Tietokohde: <text:span text:style-name="T4">Oppilas, </text:span><text:span text:style-name="T5">Opettaja, </text:span><text:span text:style-name="T6">Vastuuhenkilö</text:span></text:p>
      <text:p text:style-name="P4"><text:tab/>-Attribuutit</text:p>
      <text:p text:style-name="P4"><text:tab/><text:tab/>-Etunimi, merkkijono (max 20 merkkiä)</text:p>
      <text:p text:style-name="P4"><text:tab/><text:tab/>-Sukunimi, merkkijono (max 20 merkkiä)</text:p>
      <text:p text:style-name="P5">Tietokohde: <text:span text:style-name="T4">Kurssi</text:span></text:p>
      <text:p text:style-name="P5"><text:span text:style-name="T4"><text:tab/></text:span>-Attribuutit</text:p>
      <text:p text:style-name="P5"><text:tab/><text:tab/>-Nimi, merkkijono (max 100 merkkiä)</text:p>
      <text:p text:style-name="P6">Tietokohde: <text:span text:style-name="T7">Kysely</text:span></text:p>
      <text:p text:style-name="P6"><text:tab/>-<text:span text:style-name="T11">Attribuutit</text:span></text:p>
      <text:p text:style-name="P6"><text:tab/><text:tab/>-<text:span text:style-name="T11">Kommentti, merkkijono (max 500 merkkiä)</text:span></text:p>
      <text:p text:style-name="P7">Tietokohde: <text:span text:style-name="T4">Kysymys</text:span></text:p>
      <text:p text:style-name="P7"><text:span text:style-name="T4"><text:tab/></text:span>-Attribuutit</text:p>
      <text:p text:style-name="P7"><text:tab/><text:tab/>-Sisältö, merkkijono (max 100 merkkiä)</text:p>
      <text:p text:style-name="P7"><text:tab/><text:tab/>-Arvosana, kokonaisluku (välillä 0-5)</text:p>
      <text:p text:style-name="P7"><text:tab/><text:tab/><text:tab/>-Oppilaan antama arvosana kysymykselle</text:p>
      <text:p text:style-name="P8"><text:span text:style-name="T8"><text:tab/><text:tab/></text:span></text:p>
      <text:p text:style-name="P9"><text:soft-page-break/><text:span text:style-name="T1">Relaatiotietokantakaavio</text:span></text:p>
      <text:p text:style-name="P10">Ei jäänyt aika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3T17:06:42.736685815</meta:creation-date>
    <dc:date>2017-03-23T18:51:15.150058945</dc:date>
    <meta:editing-duration>PT22M16S</meta:editing-duration>
    <meta:editing-cycles>22</meta:editing-cycles>
    <meta:generator>LibreOffice/5.1.6.2$Linux_X86_64 LibreOffice_project/10m0$Build-2</meta:generator>
    <meta:document-statistic meta:table-count="0" meta:image-count="1" meta:object-count="0" meta:page-count="2" meta:paragraph-count="22" meta:word-count="63" meta:character-count="593" meta:non-whitespace-character-count="527"/>
  </office:meta>
</office:document-meta>
</file>